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a01" officeooo:paragraph-rsid="000b0a01"/>
    </style:style>
    <style:style style:name="P2" style:family="paragraph">
      <loext:graphic-properties draw:fill="none" draw:fill-color="#ffffff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center" style:horizontal-rel="paragraph" fo:padding="0cm" fo:border="none"/>
    </style:style>
    <style:style style:name="gr1" style:family="graphic">
      <style:graphic-properties draw:fill="none" draw:fill-color="#ffffff" fo:min-height="1.7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593cm" fo:min-width="1.59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102cm" fo:min-width="1.76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468cm" fo:min-width="0.2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762cm" fo:min-width="1.7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draw:fill="none" draw:fill-color="#ffffff" fo:min-height="2.84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 para <text:s/>a amostra do sistema pagina atletas.</text:p>
      <text:p text:style-name="P1"/>
      <text:p text:style-name="P1"><draw:frame draw:style-name="fr1" draw:name="Quadro1" text:anchor-type="paragraph" svg:y="0.247cm" svg:width="6.043cm" draw:z-index="0"><draw:text-box fo:min-height="2.842cm"><text:p text:style-name="Drawing"><draw:frame text:anchor-type="paragraph" draw:z-index="1" draw:name="Quadro de texto 1" draw:style-name="gr6" draw:text-style-name="P2" svg:width="6.042cm" svg:height="2.841cm" svg:x="0cm" svg:y="0cm"><draw:text-box><text:p>Pagina index.html</text:p><text:p/><text:p><text:s text:c="6"/>foto1 <text:s/>foto2 <text:s text:c="2"/>foto3 <text:s text:c="2"/>foto4</text:p></draw:text-box></draw:frame>Desenho <text:sequence text:ref-name="refDrawing0" text:name="Drawing" text:formula="ooow:Drawing+1" style:num-format="1">1</text:sequence>: Servidor de acesso</text:p></draw:text-box></draw:frame><draw:custom-shape text:anchor-type="paragraph" draw:z-index="2" draw:name="Forma 1" draw:style-name="gr5" svg:width="1.763cm" svg:height="1.763cm" svg:x="-0.69cm" svg:y="9.296cm"><text:p>1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a 2" draw:style-name="gr5" svg:width="1.763cm" svg:height="1.763cm" svg:x="4.496cm" svg:y="9.296cm"><text:p>2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a 4" draw:style-name="gr5" svg:width="1.763cm" svg:height="1.763cm" svg:x="15.503cm" svg:y="9.084cm"><text:p>4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a 6" draw:style-name="gr5" svg:width="1.763cm" svg:height="1.763cm" svg:x="9.92cm" svg:y="12.868cm"><text:p>DB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6" draw:name="Forma 7" draw:style-name="gr5" svg:width="1.763cm" svg:height="1.763cm" svg:x="4.417cm" svg:y="12.788cm"><text:p>DB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7" draw:name="Forma 8" draw:style-name="gr5" svg:width="1.763cm" svg:height="1.763cm" svg:x="-0.69cm" svg:y="12.735cm"><text:p>DB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8" draw:name="Forma 9" draw:style-name="gr5" svg:width="1.763cm" svg:height="1.763cm" svg:x="7.274cm" svg:y="5.528cm"><text:p>proxy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" draw:name="Forma 10" draw:style-name="gr4" svg:width="0.41cm" svg:height="1.676cm" svg:x="7.959cm" svg:y="3.71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Forma 11" draw:style-name="gr3" svg:width="1.763cm" svg:height="1.763cm" svg:x="15.723cm" svg:y="12.771cm"><text:p>DB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1" draw:name="Forma 5" draw:style-name="gr2" svg:width="1.763cm" svg:height="1.763cm" svg:x="9.929cm" svg:y="9.199cm"><text:p>3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aption text:anchor-type="paragraph" draw:z-index="12" draw:name="Texto explicativo 1" draw:style-name="gr1" draw:text-style-name="P2" svg:width="1.763cm" svg:height="1.763cm" svg:x="-0.213cm" svg:y="7.655cm" draw:caption-point-x="-0.882cm" draw:caption-point-y="-0.882cm"><text:p>Pagina do atleta</text:p></draw:caption><draw:caption text:anchor-type="paragraph" draw:z-index="13" draw:name="Texto explicativo 2" draw:style-name="gr1" draw:text-style-name="P2" svg:width="1.763cm" svg:height="1.763cm" svg:x="1.427cm" svg:y="13.952cm" draw:caption-point-x="-0.706cm" draw:caption-point-y="-0.309cm"><text:p>Banco de dados do atleta.</text:p></draw:captio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09:23:18.700798768</meta:creation-date>
    <dc:date>2025-01-18T09:44:39.201101733</dc:date>
    <meta:editing-duration>PT21M22S</meta:editing-duration>
    <meta:editing-cycles>3</meta:editing-cycles>
    <meta:generator>LibreOffice/7.5.2.2$Linux_X86_64 LibreOffice_project/50$Build-2</meta:generator>
    <meta:document-statistic meta:table-count="0" meta:image-count="0" meta:object-count="0" meta:page-count="1" meta:paragraph-count="2" meta:word-count="13" meta:character-count="76" meta:non-whitespace-character-count="64"/>
  </office:meta>
</office:document-meta>
</file>